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7.1042in" table:align="left"/>
    </style:style>
    <style:style style:name="Table1.A" style:family="table-column">
      <style:table-column-properties style:column-width="0.6653in"/>
    </style:style>
    <style:style style:name="Table1.B" style:family="table-column">
      <style:table-column-properties style:column-width="4.0167in"/>
    </style:style>
    <style:style style:name="Table1.C" style:family="table-column">
      <style:table-column-properties style:column-width="0.8521in"/>
    </style:style>
    <style:style style:name="Table1.D" style:family="table-column">
      <style:table-column-properties style:column-width="1.57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27a8e9" officeooo:paragraph-rsid="0004b036"/>
    </style:style>
    <style:style style:name="P2" style:family="paragraph" style:parent-style-name="Standard">
      <style:text-properties style:text-underline-style="none" fo:font-weight="normal" officeooo:rsid="00666359" officeooo:paragraph-rsid="0004b036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e9b1b" officeooo:paragraph-rsid="0004b036" style:font-weight-asian="normal" style:font-weight-complex="normal"/>
    </style:style>
    <style:style style:name="P4" style:family="paragraph" style:parent-style-name="Standard" style:list-style-name="L1">
      <style:text-properties officeooo:rsid="00358ae0" officeooo:paragraph-rsid="0004b036"/>
    </style:style>
    <style:style style:name="P5" style:family="paragraph" style:parent-style-name="Standard" style:list-style-name="L1">
      <style:text-properties officeooo:rsid="0035d036" officeooo:paragraph-rsid="0004b036"/>
    </style:style>
    <style:style style:name="P6" style:family="paragraph" style:parent-style-name="Standard" style:list-style-name="L1">
      <style:text-properties officeooo:rsid="00397b1e" officeooo:paragraph-rsid="0004b036"/>
    </style:style>
    <style:style style:name="P7" style:family="paragraph" style:parent-style-name="Standard" style:list-style-name="L1">
      <style:text-properties officeooo:rsid="00389fc6" officeooo:paragraph-rsid="0004b036"/>
    </style:style>
    <style:style style:name="P8" style:family="paragraph" style:parent-style-name="Standard" style:list-style-name="L1">
      <style:text-properties officeooo:rsid="003b552f" officeooo:paragraph-rsid="0004b036"/>
    </style:style>
    <style:style style:name="P9" style:family="paragraph" style:parent-style-name="Standard" style:list-style-name="L1">
      <style:text-properties officeooo:rsid="005ebeef" officeooo:paragraph-rsid="0004b036"/>
    </style:style>
    <style:style style:name="P10" style:family="paragraph" style:parent-style-name="Standard" style:list-style-name="L1">
      <style:text-properties officeooo:rsid="00518e75" officeooo:paragraph-rsid="0004b036"/>
    </style:style>
    <style:style style:name="P11" style:family="paragraph" style:parent-style-name="Standard">
      <style:text-properties officeooo:rsid="00518e75" officeooo:paragraph-rsid="0004b036"/>
    </style:style>
    <style:style style:name="P12" style:family="paragraph" style:parent-style-name="Standard" style:list-style-name="L1">
      <style:text-properties officeooo:rsid="00545582" officeooo:paragraph-rsid="0004b036"/>
    </style:style>
    <style:style style:name="P13" style:family="paragraph" style:parent-style-name="Standard" style:list-style-name="L1">
      <style:text-properties officeooo:rsid="0037faae" officeooo:paragraph-rsid="0004b036"/>
    </style:style>
    <style:style style:name="P14" style:family="paragraph" style:parent-style-name="Standard" style:list-style-name="L1">
      <style:text-properties officeooo:rsid="00430121" officeooo:paragraph-rsid="0004b036"/>
    </style:style>
    <style:style style:name="P15" style:family="paragraph" style:parent-style-name="Standard">
      <style:text-properties officeooo:rsid="00430121" officeooo:paragraph-rsid="0004b036"/>
    </style:style>
    <style:style style:name="P16" style:family="paragraph" style:parent-style-name="Standard">
      <style:text-properties officeooo:rsid="00112e5b" officeooo:paragraph-rsid="0004b036"/>
    </style:style>
    <style:style style:name="P17" style:family="paragraph" style:parent-style-name="Standard">
      <style:text-properties officeooo:rsid="001bdb15" officeooo:paragraph-rsid="0004b036"/>
    </style:style>
    <style:style style:name="P18" style:family="paragraph" style:parent-style-name="Standard" style:list-style-name="L1">
      <style:text-properties officeooo:rsid="00666359" officeooo:paragraph-rsid="000543bd"/>
    </style:style>
    <style:style style:name="P19" style:family="paragraph" style:parent-style-name="Standard" style:list-style-name="L1">
      <style:text-properties officeooo:rsid="00656ff6" officeooo:paragraph-rsid="0004b036"/>
    </style:style>
    <style:style style:name="P20" style:family="paragraph" style:parent-style-name="Standard" style:list-style-name="L1">
      <style:text-properties officeooo:paragraph-rsid="0004b036"/>
    </style:style>
    <style:style style:name="P21" style:family="paragraph" style:parent-style-name="Standard" style:list-style-name="L2">
      <style:text-properties officeooo:paragraph-rsid="0005fa4f"/>
    </style:style>
    <style:style style:name="P22" style:family="paragraph" style:parent-style-name="Standard">
      <style:paragraph-properties fo:break-before="page"/>
      <style:text-properties officeooo:rsid="00666359" officeooo:paragraph-rsid="0004b036"/>
    </style:style>
    <style:style style:name="P23" style:family="paragraph" style:parent-style-name="Table_20_Contents">
      <style:text-properties fo:font-size="12pt" officeooo:rsid="0020804f" officeooo:paragraph-rsid="0004b036" style:font-size-asian="2pt" style:font-size-complex="2pt"/>
    </style:style>
    <style:style style:name="P24" style:family="paragraph" style:parent-style-name="Table_20_Contents">
      <style:text-properties fo:font-size="12pt" officeooo:rsid="0021a672" officeooo:paragraph-rsid="0004b036" style:font-size-asian="2pt" style:font-size-complex="2pt"/>
    </style:style>
    <style:style style:name="P25" style:family="paragraph" style:parent-style-name="Table_20_Contents">
      <style:text-properties fo:font-size="12pt" officeooo:rsid="0020804f" officeooo:paragraph-rsid="0004b036"/>
    </style:style>
    <style:style style:name="P26" style:family="paragraph" style:parent-style-name="Table_20_Contents">
      <style:text-properties fo:font-size="12pt" officeooo:rsid="0025d610" officeooo:paragraph-rsid="0004b036"/>
    </style:style>
    <style:style style:name="P27" style:family="paragraph" style:parent-style-name="Table_20_Contents">
      <style:text-properties fo:font-size="12pt" officeooo:rsid="0021a672" officeooo:paragraph-rsid="0004b036"/>
    </style:style>
    <style:style style:name="P28" style:family="paragraph" style:parent-style-name="Table_20_Contents">
      <style:text-properties fo:font-size="12pt" officeooo:paragraph-rsid="0004b036"/>
    </style:style>
    <style:style style:name="T1" style:family="text">
      <style:text-properties officeooo:rsid="003b552f"/>
    </style:style>
    <style:style style:name="T2" style:family="text">
      <style:text-properties officeooo:rsid="003bc399"/>
    </style:style>
    <style:style style:name="T3" style:family="text">
      <style:text-properties officeooo:rsid="003bfca5"/>
    </style:style>
    <style:style style:name="T4" style:family="text">
      <style:text-properties officeooo:rsid="003d9192"/>
    </style:style>
    <style:style style:name="T5" style:family="text">
      <style:text-properties officeooo:rsid="0063389d"/>
    </style:style>
    <style:style style:name="T6" style:family="text">
      <style:text-properties officeooo:rsid="00518e75"/>
    </style:style>
    <style:style style:name="T7" style:family="text">
      <style:text-properties officeooo:rsid="005ebeef"/>
    </style:style>
    <style:style style:name="T8" style:family="text">
      <style:text-properties officeooo:rsid="00545582"/>
    </style:style>
    <style:style style:name="T9" style:family="text">
      <style:text-properties officeooo:rsid="005f534a"/>
    </style:style>
    <style:style style:name="T10" style:family="text">
      <style:text-properties officeooo:rsid="0061b907"/>
    </style:style>
    <style:style style:name="T11" style:family="text">
      <style:text-properties fo:font-style="italic" officeooo:rsid="00545582" style:font-style-asian="italic" style:font-style-complex="italic"/>
    </style:style>
    <style:style style:name="T12" style:family="text">
      <style:text-properties fo:font-style="italic" style:text-underline-style="none" officeooo:rsid="00552865" style:font-style-asian="italic" style:font-style-complex="italic"/>
    </style:style>
    <style:style style:name="T13" style:family="text">
      <style:text-properties fo:font-style="italic" style:text-underline-style="none" officeooo:rsid="00569f36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 officeooo:rsid="00545582"/>
    </style:style>
    <style:style style:name="T15" style:family="text">
      <style:text-properties style:text-underline-style="solid" style:text-underline-width="auto" style:text-underline-color="font-color" officeooo:rsid="0057088e"/>
    </style:style>
    <style:style style:name="T16" style:family="text">
      <style:text-properties officeooo:rsid="00591c11"/>
    </style:style>
    <style:style style:name="T17" style:family="text">
      <style:text-properties officeooo:rsid="00430121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style:text-underline-style="none" fo:font-weight="normal" officeooo:rsid="002e9b1b" style:font-weight-asian="normal" style:font-weight-complex="normal"/>
    </style:style>
    <style:style style:name="T20" style:family="text">
      <style:text-properties style:text-underline-style="none" fo:font-weight="normal" officeooo:rsid="0023d77e" style:font-weight-asian="normal" style:font-weight-complex="normal"/>
    </style:style>
    <style:style style:name="T21" style:family="text">
      <style:text-properties officeooo:rsid="0021a672"/>
    </style:style>
    <style:style style:name="T22" style:family="text">
      <style:text-properties officeooo:rsid="005ae5f7"/>
    </style:style>
    <style:style style:name="T23" style:family="text">
      <style:text-properties officeooo:rsid="00656ff6"/>
    </style:style>
    <style:style style:name="T24" style:family="text">
      <style:text-properties officeooo:rsid="0004b036"/>
    </style:style>
    <style:style style:name="T25" style:family="text">
      <style:text-properties officeooo:rsid="002e9b1b"/>
    </style:style>
    <style:style style:name="T26" style:family="text">
      <style:text-properties officeooo:rsid="003330c6"/>
    </style:style>
    <style:style style:name="T27" style:family="text">
      <style:text-properties officeooo:rsid="005708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I Combinational Logic and Arithmetic</text:p>
      <text:p text:style-name="P2"/>
      <text:list xml:id="list2773226105" text:style-name="L1">
        <text:list-item>
          <text:p text:style-name="P20"><text:span text:style-name="T25">Arithmetic</text:span></text:p>
          <text:list>
            <text:list-item>
              <text:p text:style-name="P20"><text:span text:style-name="T26">Padding 0’s to make some larger-bit number (e.g. 8-bit), before taking 2’s complement</text:span></text:p>
            </text:list-item>
            <text:list-item>
              <text:p text:style-name="P4">Overflow happens when carry out bit does not match carry in for the highest order </text:p>
            </text:list-item>
          </text:list>
        </text:list-item>
        <text:list-item>
          <text:p text:style-name="P5">Combinational logic</text:p>
          <text:list>
            <text:list-item>
              <text:p text:style-name="P6">properties of the XOR (important properties to know are XOR w. 0, XOR w. 1 property)</text:p>
            </text:list-item>
            <text:list-item>
              <text:p text:style-name="P7">implementation<text:span text:style-name="T1">s with only </text:span>NAND <text:span text:style-name="T1">and </text:span>NOR <text:span text:style-name="T1">gates </text:span>– <text:span text:style-name="T1">saving time if it comes up</text:span></text:p>
            </text:list-item>
            <text:list-item>
              <text:p text:style-name="P8">NAND is invert-OR or AND-invert logic <text:s/></text:p>
            </text:list-item>
            <text:list-item>
              <text:p text:style-name="P8">NOR uses invert-AND or OR-invert logic (NOR is the dual of NAND)</text:p>
            </text:list-item>
            <text:list-item>
              <text:p text:style-name="P8">Constructing the other gates with NANDs and NORs</text:p>
              <text:list>
                <text:list-item>
                  <text:p text:style-name="P8">AND...with NAND (AND-invert logic) a<text:span text:style-name="T2">n</text:span> inverter placed after NAND is AND</text:p>
                </text:list-item>
                <text:list-item>
                  <text:p text:style-name="P8">OR ...with NAND (invert-OR logic) a<text:span text:style-name="T2">n</text:span> inverter placed in front of NAND is OR</text:p>
                </text:list-item>
                <text:list-item>
                  <text:p text:style-name="P8">OR...with NOR (OR-invert logic) a<text:span text:style-name="T2">n</text:span> inverter placed after NOR is OR</text:p>
                </text:list-item>
                <text:list-item>
                  <text:p text:style-name="P8">AND...with NOR (invert-AND logic) an inverter placed before NOR is AND</text:p>
                </text:list-item>
                <text:list-item>
                  <text:p text:style-name="P8">NOT gate<text:span text:style-name="T3">s (</text:span>single line <text:span text:style-name="T4">inverters) are already considered NAND or NOR gates</text:span></text:p>
                </text:list-item>
              </text:list>
            </text:list-item>
          </text:list>
        </text:list-item>
        <text:list-item>
          <text:p text:style-name="P5">Combinational <text:span text:style-name="T5">design</text:span></text:p>
          <text:list>
            <text:list-item>
              <text:p text:style-name="P5">decoders <text:span text:style-name="T6">nothing more than a bunch of two level AND-OR logic implemented with wiring to form minterms.</text:span></text:p>
            </text:list-item>
            <text:list-item>
              <text:p text:style-name="P9">decoders can form a boolean function from input signals and combinational logic</text:p>
            </text:list-item>
            <text:list-item>
              <text:p text:style-name="P9">Properties of decoders:</text:p>
              <text:list>
                <text:list-item>
                  <text:p text:style-name="P10">n inputs, and up to 2^n outputs (assuming all <text:span text:style-name="T7">minterms </text:span>are <text:span text:style-name="T7">needed</text:span>)</text:p>
                </text:list-item>
                <text:list-item>
                  <text:p text:style-name="P9">if properly working produces only a 1 (or high Voltage signal) on 1 output line the rest low Voltage signal.</text:p>
                </text:list-item>
              </text:list>
            </text:list-item>
            <text:list-item>
              <text:p text:style-name="P5">multiplexers <text:span text:style-name="T7">are built similarly to a decoder but with an additional layer of OR logic that sends one “input signal” to the single mux output (1 mux = 1 output)</text:span></text:p>
            </text:list-item>
            <text:list-item>
              <text:p text:style-name="P9">internally the mux decodes selectors and determines which input lines to route or direct to output.</text:p>
            </text:list-item>
            <text:list-item>
              <text:p text:style-name="P9">Properties of MUXes:</text:p>
              <text:list>
                <text:list-item>
                  <text:p text:style-name="P10">1 output, n selectors and 2^n input <text:span text:style-name="T8">lines</text:span></text:p>
                </text:list-item>
                <text:list-item>
                  <text:p text:style-name="P12">MUX<text:span text:style-name="T9">es </text:span>can be tricky <text:span text:style-name="T9">in terms of variable assignment...</text:span>which variables to assign where...<text:span text:style-name="T9">what to do when more variables than selector lines for example!!?</text:span></text:p>
                </text:list-item>
              </text:list>
            </text:list-item>
            <text:list-item>
              <text:p text:style-name="P13"><text:span text:style-name="T10">Properties of </text:span>adders/subtractor<text:span text:style-name="T10">s:</text:span></text:p>
              <text:list>
                <text:list-item>
                  <text:p text:style-name="P13"><text:span text:style-name="T10">cascading </text:span><text:span text:style-name="T11">n </text:span><text:span text:style-name="T8">full adders within a combined circuit using “selector” line and XOR gates that pair directly with a bit string from the input, but also carry-in</text:span></text:p>
                </text:list-item>
                <text:list-item>
                  <text:p text:style-name="P13"><text:span text:style-name="T12">when the selector </text:span><text:span text:style-name="T13">is </text:span><text:span text:style-name="T12">0 the adder/subtr circuit is just a regular binary adder</text:span></text:p>
                </text:list-item>
                <text:list-item>
                  <text:p text:style-name="P12">for subtraction (selector = 1) the XOR complement with 1 is the 1’s complement and a carry-in <text:s/>1 is added (carry in propagates!) that yields 2’s complement = 1’s + 1</text:p>
                </text:list-item>
              </text:list>
            </text:list-item>
          </text:list>
        </text:list-item>
      </text:list>
      <text:p text:style-name="P11"><text:span text:style-name="T14"/></text:p>
      <text:p text:style-name="P11"><text:span text:style-name="T14"/></text:p>
      <text:p text:style-name="P11"><text:span text:style-name="T14">Note</text:span><text:span text:style-name="T15">s</text:span><text:span text:style-name="T8">:</text:span></text:p>
      <text:list xml:id="list199657197" text:style-name="L2">
        <text:list-item>
          <text:list>
            <text:list-item>
              <text:list>
                <text:list-item>
                  <text:p text:style-name="P21"><text:span text:style-name="T27">To make the logic work with these new components, K-maps, truth tables, are needed to design the logic...think of the decoder/mux as offering the physical implementation of making the circuits “easier” then in that way.</text:span></text:p>
                </text:list-item>
                <text:list-item>
                  <text:p text:style-name="P21"><text:span text:style-name="T27">Both MUXes and decoders can be chained together to expand their uses into other larger ones. <text:s/>Probably not on the test, but it was on the homework...enable input lines help to do this.</text:span></text:p>
                </text:list-item>
                <text:list-item>
                  <text:p text:style-name="P21"><text:span text:style-name="T27">The logic of a basic (half adder) is S and C, where S = a XOR b, and C = ab, for a full adder that adds 3 bits, it gets wild hence just knowing how it works is enough not why it does what it does.</text:span></text:p>
                </text:list-item>
              </text:list>
            </text:list-item>
          </text:list>
        </text:list-item>
      </text:list>
      <text:p text:style-name="P15"/>
      <text:p text:style-name="P15"/>
      <text:p text:style-name="P22">Part II <text:s text:c="2"/><text:span text:style-name="T17">Sequential circuits</text:span></text:p>
      <text:p text:style-name="P3"/>
      <text:p text:style-name="P16"><text:span text:style-name="T19">More Content to Review </text:span><text:span text:style-name="T18">fo</text:span><text:span text:style-name="T20">r </text:span><text:span text:style-name="T18">midterm 2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17-Oct</text:p>
          </table:table-cell>
          <table:table-cell table:style-name="Table1.A1" office:value-type="string">
            <text:p text:style-name="P28">Sequential Circuits</text:p>
          </table:table-cell>
          <table:table-cell table:style-name="Table1.A1" office:value-type="string">
            <text:p text:style-name="P28">Assig<text:span text:style-name="T21">n</text:span> 5</text:p>
          </table:table-cell>
          <table:table-cell table:style-name="Table1.A1" office:value-type="string">
            <text:p text:style-name="P28">5.1-5.4</text:p>
          </table:table-cell>
        </table:table-row>
        <table:table-row>
          <table:table-cell table:style-name="Table1.A1" office:value-type="string">
            <text:p text:style-name="P28">24-Oct</text:p>
          </table:table-cell>
          <table:table-cell table:style-name="Table1.A1" office:value-type="string">
            <text:p text:style-name="P28">Sequential Circuits</text:p>
          </table:table-cell>
          <table:table-cell table:style-name="Table1.A1" office:value-type="string">
            <text:p text:style-name="P28">Assig<text:span text:style-name="T21">n</text:span> 6</text:p>
          </table:table-cell>
          <table:table-cell table:style-name="Table1.A1" office:value-type="string">
            <text:p text:style-name="P28">5.5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Sequential Circuits</text:p>
          </table:table-cell>
          <table:table-cell table:style-name="Table1.A1" office:value-type="string">
            <text:p text:style-name="P26">Slides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6">7-Nov</text:p>
          </table:table-cell>
          <table:table-cell table:style-name="Table1.A1" office:value-type="string">
            <text:p text:style-name="P27">Sequential Circuit Design</text:p>
          </table:table-cell>
          <table:table-cell table:style-name="Table1.A1" office:value-type="string">
            <text:p text:style-name="P25">Assign. 7</text:p>
          </table:table-cell>
          <table:table-cell table:style-name="Table1.A1" office:value-type="string">
            <text:p text:style-name="P25">5.7-5.8</text:p>
          </table:table-cell>
        </table:table-row>
      </table:table>
      <text:p text:style-name="P15"/>
      <text:list xml:id="list130131513446188" text:continue-list="list2773226105" text:style-name="L1">
        <text:list-item>
          <text:p text:style-name="P14"><text:span text:style-name="T22">Sequential circuits </text:span></text:p>
          <text:list>
            <text:list-item>
              <text:p text:style-name="P18">Latches/Storage/D-type flip flop <text:s/><text:span text:style-name="T24">offer feedback of output into the inputs for state dependent on inputs as well as present state of the circuit (determining future state) </text:span></text:p>
            </text:list-item>
            <text:list-item>
              <text:p text:style-name="P19">State tables</text:p>
              <text:list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</text:list>
            </text:list-item>
            <text:list-item>
              <text:p text:style-name="P19">State diagrams</text:p>
              <text:list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><text:s text:c="2"/></text:p>
                </text:list-item>
                <text:list-item>
                  <text:p text:style-name="P19"/>
                </text:list-item>
              </text:list>
            </text:list-item>
            <text:list-item>
              <text:p text:style-name="P19">Moore vs. Mealy</text:p>
              <text:list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/>
                </text:list-item>
              </text:list>
            </text:list-item>
            <text:list-item>
              <text:p text:style-name="P19">Sequential circuit analysis</text:p>
              <text:list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</text:list>
            </text:list-item>
            <text:list-item>
              <text:p text:style-name="P19">Other midterm review topics</text:p>
              <text:list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><text:s/></text:p>
                </text:list-item>
                <text:list-item>
                  <text:p text:style-name="P19"/>
                </text:list-item>
              </text:list>
            </text:list-item>
          </text:list>
        </text:list-item>
      </text:list>
      <text:p text:style-name="P1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3:08:00.284856541</meta:creation-date>
    <meta:print-date>2019-11-12T13:12:55.173369581</meta:print-date>
    <dc:date>2019-11-12T13:12:50.775847339</dc:date>
    <meta:editing-duration>PT4M50S</meta:editing-duration>
    <meta:editing-cycles>3</meta:editing-cycles>
    <meta:generator>LibreOffice/6.0.1.1$Linux_X86_64 LibreOffice_project/60bfb1526849283ce2491346ed2aa51c465abfe6</meta:generator>
    <meta:document-statistic meta:table-count="1" meta:image-count="0" meta:object-count="0" meta:page-count="2" meta:paragraph-count="76" meta:word-count="621" meta:character-count="3414" meta:non-whitespace-character-count="2880"/>
  </office:meta>
</office:document-meta>
</file>